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0228"/>
    </style:style>
    <style:style style:name="P2" style:family="paragraph" style:parent-style-name="Standard" style:list-style-name="L5">
      <style:text-properties officeooo:rsid="00110228" officeooo:paragraph-rsid="00110228"/>
    </style:style>
    <style:style style:name="P3" style:family="paragraph" style:parent-style-name="Standard" style:list-style-name="L1">
      <style:text-properties officeooo:paragraph-rsid="00110228"/>
    </style:style>
    <style:style style:name="P4" style:family="paragraph" style:parent-style-name="Standard" style:list-style-name="L2">
      <style:text-properties officeooo:paragraph-rsid="00110228"/>
    </style:style>
    <style:style style:name="P5" style:family="paragraph" style:parent-style-name="Standard" style:list-style-name="L6">
      <style:text-properties officeooo:paragraph-rsid="00110228"/>
    </style:style>
    <style:style style:name="P6" style:family="paragraph" style:parent-style-name="Standard" style:list-style-name="L7">
      <style:text-properties officeooo:paragraph-rsid="00110228"/>
    </style:style>
    <style:style style:name="P7" style:family="paragraph" style:parent-style-name="Standard" style:list-style-name="L8">
      <style:text-properties officeooo:paragraph-rsid="00110228"/>
    </style:style>
    <style:style style:name="P8" style:family="paragraph" style:parent-style-name="Standard" style:list-style-name="L9">
      <style:text-properties officeooo:paragraph-rsid="00110228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10228"/>
    </style:style>
    <style:style style:name="P10" style:family="paragraph" style:parent-style-name="Standard" style:list-style-name="L3">
      <style:paragraph-properties fo:margin-left="1.251cm" fo:margin-right="0cm" fo:text-indent="-0.635cm" style:auto-text-indent="false"/>
      <style:text-properties officeooo:paragraph-rsid="00110228"/>
    </style:style>
    <style:style style:name="P11" style:family="paragraph" style:parent-style-name="Standard" style:list-style-name="L3">
      <style:paragraph-properties fo:margin-left="0cm" fo:margin-right="0cm" fo:text-indent="0cm" style:auto-text-indent="false"/>
      <style:text-properties officeooo:paragraph-rsid="00110228"/>
    </style:style>
    <style:style style:name="T1" style:family="text">
      <style:text-properties fo:color="#990000"/>
    </style:style>
    <style:style style:name="T2" style:family="text">
      <style:text-properties fo:color="#990000" officeooo:rsid="001102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wertungskriterien </text:p>
      <text:p text:style-name="P1"/>
      <text:p text:style-name="P1">1. Durchdachter Einsatz innovativer und zukünftiger Technologien und Medien in der Lernumgebung</text:p>
      <text:list xml:id="list4685720594102236373" text:style-name="L2">
        <text:list-item>
          <text:p text:style-name="P4">Schaffung von Lernerlebnissen durch innovative, technologiegestützte Methoden, oder Konzepte. <text:span text:style-name="T2">Ja</text:span></text:p>
        </text:list-item>
        <text:list-item>
          <text:p text:style-name="P4">Berücksichtigung mediendidaktischer Aspekte und geltender Standards. <text:span text:style-name="T2">Teils</text:span></text:p>
        </text:list-item>
        <text:list-item>
          <text:p text:style-name="P4">Ansätze, Methoden oder Konzepte aus den Bereichen:</text:p>
        </text:list-item>
      </text:list>
      <text:list xml:id="list5829291270285970955" text:style-name="L1">
        <text:list-item>
          <text:list>
            <text:list-item>
              <text:p text:style-name="P3">Mobile Learning, z.B. mit Smartphone und Tablet. <text:span text:style-name="T2">Ja</text:span></text:p>
            </text:list-item>
            <text:list-item>
              <text:p text:style-name="P3">Game-based-Learning. <text:span text:style-name="T2">Ja</text:span></text:p>
            </text:list-item>
            <text:list-item>
              <text:p text:style-name="P3">Umsetzung/ Anwendung virtueller Welten oder Augmented Realities. <text:span text:style-name="T2">Nein</text:span></text:p>
            </text:list-item>
            <text:list-item>
              <text:p text:style-name="P3">Entwicklung innovativer WBT-, Blended Learning-, Microlearning-Konzepte. <text:span text:style-name="T2">Ja</text:span> </text:p>
            </text:list-item>
            <text:list-item>
              <text:p text:style-name="P3">Social Media Technologien, wie z.B. Weblogs, Wikis, Podcasts und Social Networks. <text:span text:style-name="T2">Nein</text:span> </text:p>
            </text:list-item>
            <text:list-item>
              <text:p text:style-name="P3">Lern- und Wissensportale. <text:span text:style-name="T2">Ja</text:span></text:p>
            </text:list-item>
            <text:list-item>
              <text:p text:style-name="P3">Learning Analytics. <text:span text:style-name="T2">Nein</text:span></text:p>
            </text:list-item>
          </text:list>
        </text:list-item>
      </text:list>
      <text:p text:style-name="P1">2. Einbindung in Organisation und Unternehmen/ Integration in Wissensmanagement</text:p>
      <text:p text:style-name="P1"/>
      <text:list xml:id="list3597392854549128701" text:style-name="L5">
        <text:list-item>
          <text:p text:style-name="P2">Schlüssiges Gesamtkonzept (didaktisch, organisatorisch, Berücksichtigung aller Stakeholder) <text:span text:style-name="T1">Möglich</text:span></text:p>
        </text:list-item>
        <text:list-item>
          <text:p text:style-name="P2">Integration der Konzepte und Produkte/Prototypen in Schule, Hochschule oder in den betrieblichen Kontext. <text:span text:style-name="T1">Ja</text:span></text:p>
        </text:list-item>
        <text:list-item>
          <text:p text:style-name="P2">Beispielhafte Verknüpfung von Wissensmanagement und technologiegestütztem Lernen bzw. neue Wege für die Verschmelzung von Arbeit und Lernen (Corporate Digital Learning). <text:span text:style-name="T1">Ja</text:span> </text:p>
        </text:list-item>
      </text:list>
      <text:p text:style-name="P9"><text:span text:style-name="T2"/></text:p>
      <text:p text:style-name="P1">3. Originalität des Konzepts</text:p>
      <text:list xml:id="list1188931202427873369" text:style-name="L6">
        <text:list-item>
          <text:p text:style-name="P5">Eigene Entwicklung bzw. Weiterentwicklung bestehender Produkte/ Anwendungen/ Konzepte mit deutlich erkennbarem Eigenanteil. <text:span text:style-name="T2">Ja</text:span></text:p>
        </text:list-item>
        <text:list-item>
          <text:p text:style-name="P5">Systematische Exploration und kreative Anwendung. <text:span text:style-name="T2">Ja </text:span></text:p>
        </text:list-item>
      </text:list>
      <text:p text:style-name="P1"/>
      <text:p text:style-name="P1">4. Förderung informeller Lernprozesse</text:p>
      <text:list xml:id="list6776355890540243331" text:style-name="L7">
        <text:list-item>
          <text:p text:style-name="P6">Einbindung kollaborativer Lernformen, Bildung von Communities. <text:span text:style-name="T2">Ja/Nein</text:span></text:p>
        </text:list-item>
        <text:list-item>
          <text:p text:style-name="P6">Einbindung und Förderung einer aktiven Rolle des Lernenden (Learner as Creator). <text:span text:style-name="T2">Ja </text:span>Zielgruppengerechte Ansprache. <text:span text:style-name="T2">?</text:span></text:p>
        </text:list-item>
        <text:list-item>
          <text:p text:style-name="P6">Einbindung und Motivation der Nutzer, z.B. durch einfach zu handhabende und selbsterklärende Techniken und Tools. <text:span text:style-name="T2">Ja</text:span></text:p>
        </text:list-item>
        <text:list-item>
          <text:p text:style-name="P6">Berücksichtigung mediendidaktischer und –pädagogischer Aspekte. <text:span text:style-name="T2">Ja</text:span></text:p>
        </text:list-item>
      </text:list>
      <text:p text:style-name="P1"><text:span text:style-name="T2"/></text:p>
      <text:p text:style-name="P1">5. Neue Methoden und Prozesse zur Entwicklung von Produkten/ Content Sharing</text:p>
      <text:list xml:id="list9138929484616917573" text:style-name="L8">
        <text:list-item>
          <text:p text:style-name="P7">Gelungene Konzepte und Lösungen für die Mehrfachverwertung von Inhalten. <text:span text:style-name="T2">Oh, ja</text:span> </text:p>
        </text:list-item>
        <text:list-item>
          <text:p text:style-name="P7">Optimierung von Prozessmanagement und Entwicklung adäquater Tools. <text:span text:style-name="T2">Ja</text:span></text:p>
        </text:list-item>
      </text:list>
      <text:p text:style-name="P1"><text:span text:style-name="T2"/></text:p>
      <text:p text:style-name="P1">6. Transferpotenzial</text:p>
      <text:list xml:id="list6482326143964976578" text:style-name="L9">
        <text:list-item>
          <text:p text:style-name="P8">Übertragbarkeit des Konzeptes/ Produktes auf andere Organisationen und Nutzergruppen. <text:span text:style-name="T2">Ja</text:span> </text:p>
        </text:list-item>
        <text:list-item>
          <text:p text:style-name="P8">Beitrag zur Unternehmenskultur im Zusammenhang mit gewandelten Lernformen, Stichwort „Change Management“. <text:span text:style-name="T2">Möglich</text:span></text:p>
        </text:list-item>
      </text:list>
      <text:p text:style-name="P1"><text:span text:style-name="T2"/></text:p>
      <text:p text:style-name="P1">7. Wirtschaftlichkeit</text:p>
      <text:list xml:id="list171213157146193" text:continue-numbering="true" text:style-name="L9">
        <text:list-item>
          <text:p text:style-name="P8">Nutzen gegenüber Entwicklungs-, Einführungs- und Pflegeaufwand. <text:span text:style-name="T2">Darstellbar</text:span></text:p>
        </text:list-item>
        <text:list-item>
          <text:p text:style-name="P8">Einsparpotenziale durch die Anwendung gegenüber herkömmlichen/bisherigen Lernlösungen. <text:span text:style-name="T2">Nein</text:span></text:p>
        </text:list-item>
        <text:list-item>
          <text:p text:style-name="P8">Potenzial für Weiterentwicklung und Vertrieb von Produkt/ Dienstleistung. <text:span text:style-name="T2">Ja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10-26T16:57:31.054379848</meta:creation-date>
    <dc:date>2016-10-26T17:12:12.302189495</dc:date>
    <dc:creator>Michael </dc:creator>
    <meta:editing-duration>PT14M41S</meta:editing-duration>
    <meta:editing-cycles>1</meta:editing-cycles>
    <meta:document-statistic meta:table-count="0" meta:image-count="0" meta:object-count="0" meta:page-count="1" meta:paragraph-count="34" meta:word-count="310" meta:character-count="2500" meta:non-whitespace-character-count="2243"/>
    <meta:generator>LibreOffice/5.0.3.2$Linux_X86_64 LibreOffice_project/00m0$Build-2</meta:generator>
  </office:meta>
</office:document-meta>
</file>